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181513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e7fdff" style:text-outline="false" style:text-line-through-style="none" style:text-position="0% 100%" fo:font-family="Tahoma" fo:font-size="9pt" fo:font-style="normal" fo:text-shadow="none" style:text-underline-style="none" fo:font-weight="bold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e7fdff" style:text-outline="false" style:text-line-through-styl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harvest</text:p>
          </table:table-cell>
          <table:table-cell/>
          <table:table-cell office:value-type="string">
            <text:p>temperature</text:p>
          </table:table-cell>
          <table:table-cell office:value-type="string">
            <text:p>horizon</text:p>
          </table:table-cell>
          <table:table-cell office:value-type="string">
            <text:p>region</text:p>
          </table:table-cell>
          <table:table-cell office:value-type="string">
            <text:p>site</text:p>
          </table:table-cell>
          <table:table-cell office:value-type="string">
            <text:p>resp_act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28019631927131">
            <text:p>3.2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89279301914204">
            <text:p>3.8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63656316580272">
            <text:p>3.6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25421597185334">
            <text:p>3.2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20319273904603">
            <text:p>4.2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2345634850965">
            <text:p>5.23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73602551712212">
            <text:p>3.7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6110862433073">
            <text:p>3.6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27124958594709">
            <text:p>2.27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64326210444434">
            <text:p>5.6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37920610562473">
            <text:p>7.3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44422245357686">
            <text:p>7.4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27283911173666">
            <text:p>5.27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31340350950353">
            <text:p>7.3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1.0666782745173">
            <text:p>11.07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.88660420302908">
            <text:p>6.8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50601353001687">
            <text:p>8.5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64897786914109">
            <text:p>5.6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7.4567336383989">
            <text:p>17.46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9.16212619726736">
            <text:p>9.16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.58100632220348">
            <text:p>6.5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6.1147782224394">
            <text:p>26.1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3.6142031603739">
            <text:p>13.6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73834018218912">
            <text:p>7.7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1.4483508209995">
            <text:p>21.4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7.3986814633781">
            <text:p>17.4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.4923999980034">
            <text:p>12.4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.2235679347434">
            <text:p>23.22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.6997949395397">
            <text:p>8.7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.9489878566923">
            <text:p>6.9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1591279744317">
            <text:p>22.16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99665772498706">
            <text:p>6.0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44537249599768">
            <text:p>2.4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9.9382253933819">
            <text:p>29.9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45890030784996">
            <text:p>7.46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69047364512988">
            <text:p>3.6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5.8067589746412">
            <text:p>45.8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7.2764891329614">
            <text:p>17.2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.815215592134">
            <text:p>10.82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7.0009604461303">
            <text:p>57.0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1679221870811">
            <text:p>17.17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4.011428913714">
            <text:p>14.0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1.8365325798165">
            <text:p>41.8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6.5346800189931">
            <text:p>26.53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.4631841545959">
            <text:p>24.46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1.2530681670131">
            <text:p>31.2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4.0045005361585">
            <text:p>14.0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.79365211945617">
            <text:p>8.7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3000189525227">
            <text:p>22.3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.7897942235244">
            <text:p>9.7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81754316937588">
            <text:p>4.82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4.243878197374">
            <text:p>44.2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41310965346415">
            <text:p>7.4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78837851102401">
            <text:p>3.79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2.2808569826632">
            <text:p>72.2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2.4226379653991">
            <text:p>32.42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2.8255553745467">
            <text:p>22.83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85.996190458835">
            <text:p>186.0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6.7787528744331">
            <text:p>36.7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4396873606352">
            <text:p>22.4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2.775319030642">
            <text:p>122.7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3.700286408572">
            <text:p>43.7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4.6149335854817">
            <text:p>44.6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3.1490528143072">
            <text:p>73.1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.9357525118407">
            <text:p>25.9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1.7454088468996">
            <text:p>21.7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1.1424568405841">
            <text:p>71.14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.1060368365242">
            <text:p>15.11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67636737321035">
            <text:p>7.68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7.9467460185184">
            <text:p>77.95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3.903902368916">
            <text:p>23.90</text:p>
          </table:table-cell>
        </table:table-row>
        <table:table-row table:style-name="ro2">
          <table:table-cell office:value-type="string">
            <text:p>T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.8875196487269">
            <text:p>12.8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69121606048069">
            <text:p>1.6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5985390701907">
            <text:p>1.60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49759562289589">
            <text:p>1.50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35561815348636">
            <text:p>1.3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50597395707896">
            <text:p>2.51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73751855982557">
            <text:p>2.7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35160033906207">
            <text:p>1.3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07345707007536">
            <text:p>2.0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47410536739852">
            <text:p>1.4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53446060443484">
            <text:p>3.5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32536752054997">
            <text:p>3.3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21959981024349">
            <text:p>3.22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94482195277756">
            <text:p>2.9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56117550245495">
            <text:p>3.5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7175625123744">
            <text:p>5.72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75575980912811">
            <text:p>3.7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55308187957389">
            <text:p>3.5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35374949430417">
            <text:p>2.3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.62745507913217">
            <text:p>7.6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41954153014007">
            <text:p>7.42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99277819678751">
            <text:p>5.9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64129099967518">
            <text:p>5.6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.58031354168146">
            <text:p>9.58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.3548786034594">
            <text:p>12.3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80728581758014">
            <text:p>5.81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53391302999714">
            <text:p>6.5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33651159522182">
            <text:p>5.3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5.0906730325127">
            <text:p>55.0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5391215608261">
            <text:p>27.5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5.1880651334208">
            <text:p>15.1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5.2858253400158">
            <text:p>95.2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.2547295348709">
            <text:p>30.2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5706511100323">
            <text:p>17.5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1.9585671058701">
            <text:p>51.9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.5165030488611">
            <text:p>24.52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7.6095506589761">
            <text:p>27.61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4.6608756104072">
            <text:p>44.6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036685640338">
            <text:p>27.0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6.8450437482515">
            <text:p>16.85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7.1711878242531">
            <text:p>67.1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2.7593741087923">
            <text:p>12.7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25922662662009">
            <text:p>7.26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5.2071888785225">
            <text:p>45.21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.3949836347419">
            <text:p>24.3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0.9050649200663">
            <text:p>10.91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1.5781450313604">
            <text:p>51.58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4.087169393289">
            <text:p>44.0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4.5229169851605">
            <text:p>24.52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7.028191254488">
            <text:p>117.0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2.2712779378369">
            <text:p>32.2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.4309460066125">
            <text:p>30.4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3.769943502006">
            <text:p>123.7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83.6832949270715">
            <text:p>83.68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0.9935264320784">
            <text:p>50.9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4.683835466932">
            <text:p>74.68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4882793303176">
            <text:p>27.49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3683652727061">
            <text:p>27.3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1.3695965019787">
            <text:p>81.37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6366528460804">
            <text:p>17.64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3.1263485147052">
            <text:p>13.1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6.5251663386076">
            <text:p>46.53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3.4954771335936">
            <text:p>33.50</text:p>
          </table:table-cell>
        </table:table-row>
        <table:table-row table:style-name="ro2">
          <table:table-cell office:value-type="string">
            <text:p>T1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6.2613281346842">
            <text:p>16.2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71915441088189">
            <text:p>1.7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58387151545703">
            <text:p>1.5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40308744466947">
            <text:p>2.4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84162167232101">
            <text:p>1.8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79473453230731">
            <text:p>1.7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03288893532659">
            <text:p>3.0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96382788618044">
            <text:p>1.9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49863517003374">
            <text:p>1.5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30773608759048">
            <text:p>1.3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50061692494539">
            <text:p>3.5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25027707237832">
            <text:p>3.2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95199564638873">
            <text:p>2.9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59981799003631">
            <text:p>2.6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89621910579689">
            <text:p>2.9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26186903244228">
            <text:p>4.2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54043073042598">
            <text:p>2.5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80706319520453">
            <text:p>2.8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81254703065752">
            <text:p>1.8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.4402889918135">
            <text:p>6.4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40314627082278">
            <text:p>5.4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0653100618728">
            <text:p>4.0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95830673224305">
            <text:p>3.9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28551484255037">
            <text:p>5.2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8.0343065374281">
            <text:p>8.0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.10460078023121">
            <text:p>4.1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0351201602621">
            <text:p>6.0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04341486918607">
            <text:p>4.0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5.3148162914337">
            <text:p>15.3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3.6619089333409">
            <text:p>13.6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40087532844734">
            <text:p>5.4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6.4302435179909">
            <text:p>36.4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4412332613362">
            <text:p>17.4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74981831775539">
            <text:p>8.7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6.6938151476232">
            <text:p>16.6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1.9620489685234">
            <text:p>11.9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0.7525484087148">
            <text:p>10.7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2.2261871748478">
            <text:p>32.2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.65750749029086">
            <text:p>8.6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.6070924799342">
            <text:p>4.6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3464609795518">
            <text:p>17.3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51035384742932">
            <text:p>5.5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0919046960881">
            <text:p>2.0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0.3101003335923">
            <text:p>20.3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66395101197601">
            <text:p>5.6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62258559625509">
            <text:p>2.6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2.0595102741881">
            <text:p>22.0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4.4845903791799">
            <text:p>14.4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.38730204628896">
            <text:p>7.3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7.3194717912438">
            <text:p>47.3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5.0790977424521">
            <text:p>25.0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.48066488194451">
            <text:p>9.4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9.542998173526">
            <text:p>39.5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5.477619252775">
            <text:p>15.4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2.4197503710799">
            <text:p>22.4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0.4451134085036">
            <text:p>40.4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.736918458274">
            <text:p>10.7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9.5235967850943">
            <text:p>9.5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.4088125758894">
            <text:p>30.41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84550263972228">
            <text:p>7.85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19732240711502">
            <text:p>4.2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1.1719413938771">
            <text:p>31.1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1.794281334949">
            <text:p>11.7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6.82543177868173">
            <text:p>6.8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1.2737501379797">
            <text:p>41.2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2.1924770824334">
            <text:p>22.1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9.0767501075904">
            <text:p>19.0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4.9037383047951">
            <text:p>64.90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3.3718532937388">
            <text:p>43.3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.9234209555501">
            <text:p>15.9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4.5887617427576">
            <text:p>34.5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4.0744378411217">
            <text:p>24.0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9.3757254132456">
            <text:p>29.38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0.8638987971113">
            <text:p>40.8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.5714968529581">
            <text:p>25.57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4.0881849972429">
            <text:p>14.09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.443277053397">
            <text:p>50.44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.9290440860275">
            <text:p>15.9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92768640070254">
            <text:p>7.93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9.8174062689981">
            <text:p>49.82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5.3646454916106">
            <text:p>15.36</text:p>
          </table:table-cell>
        </table:table-row>
        <table:table-row table:style-name="ro2">
          <table:table-cell office:value-type="string">
            <text:p>T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6.66649563714417">
            <text:p>6.67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62277770130215">
            <text:p>1.6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33589991808072">
            <text:p>1.3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15412887994345">
            <text:p>1.1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18084195969429">
            <text:p>1.1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22832234525325">
            <text:p>2.2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34778293813646">
            <text:p>2.3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1987098437088">
            <text:p>1.2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65605377138735">
            <text:p>1.6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0.970738015970856">
            <text:p>0.97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7632135987656">
            <text:p>3.7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66892270156075">
            <text:p>2.67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82777543557672">
            <text:p>2.8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35992999523207">
            <text:p>2.3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69512776866681">
            <text:p>2.7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70895132081817">
            <text:p>3.7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33645526526366">
            <text:p>2.3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65602565179359">
            <text:p>2.6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00475921314299">
            <text:p>2.0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85003959041565">
            <text:p>5.8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81404577074289">
            <text:p>5.8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55710812967752">
            <text:p>4.5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41882423700772">
            <text:p>3.4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49885634733849">
            <text:p>4.5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55947929484475">
            <text:p>7.5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.60238568197811">
            <text:p>4.6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37681741133674">
            <text:p>4.3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2133469243711">
            <text:p>3.2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9.2493610804962">
            <text:p>19.2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.8718070622745">
            <text:p>11.87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.11644045321863">
            <text:p>8.1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4.8428426134715">
            <text:p>14.8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.0923630576572">
            <text:p>15.09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96015232042542">
            <text:p>5.9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4.2285119769811">
            <text:p>14.2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.7174304901078">
            <text:p>12.7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4.5474363457523">
            <text:p>14.5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1143518764032">
            <text:p>27.1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.86546001271143">
            <text:p>7.87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63966772701133">
            <text:p>5.6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.5835003344629">
            <text:p>15.5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.03776462768357">
            <text:p>5.0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78354400573562">
            <text:p>2.7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0.2601133566416">
            <text:p>20.2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6.21903012576756">
            <text:p>6.2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68466531115436">
            <text:p>3.6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.9512295694405">
            <text:p>25.9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8.5498194053499">
            <text:p>18.5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4.4323658609691">
            <text:p>14.4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8.5825264886748">
            <text:p>68.5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9.529932476285">
            <text:p>39.5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1412259601861">
            <text:p>22.1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1.9146991283016">
            <text:p>31.9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0.9586292046732">
            <text:p>20.9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3.2465977485996">
            <text:p>23.2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2.5897631832422">
            <text:p>32.59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8.9144211281165">
            <text:p>18.9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9.39899213931124">
            <text:p>9.4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2.3775904223275">
            <text:p>32.3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81609034321838">
            <text:p>8.8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33319385209256">
            <text:p>7.3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7.2309032642386">
            <text:p>47.2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9.90776320494532">
            <text:p>9.9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9.68950649140437">
            <text:p>9.69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2.12608766397">
            <text:p>52.1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2.1933160376169">
            <text:p>42.19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0.7563981401744">
            <text:p>30.7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9.4645318774647">
            <text:p>49.4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9.6201649311643">
            <text:p>39.62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7.45503609182">
            <text:p>27.4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04.202412517289">
            <text:p>104.2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8.1574341996001">
            <text:p>38.16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3.6999696099706">
            <text:p>33.70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9.2290691277504">
            <text:p>69.2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1.6128255910883">
            <text:p>31.61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4.1542425192884">
            <text:p>24.1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8.047888459544">
            <text:p>48.05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6.5821725922147">
            <text:p>16.58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0.6267482222346">
            <text:p>10.63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9.7404233635498">
            <text:p>39.74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4.486177948745">
            <text:p>14.49</text:p>
          </table:table-cell>
        </table:table-row>
        <table:table-row table:style-name="ro2">
          <table:table-cell office:value-type="string">
            <text:p>T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7.6411278576169">
            <text:p>17.6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54905757461191">
            <text:p>1.55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12869290088244">
            <text:p>1.1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0.681288167353668">
            <text:p>0.6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04972883094482">
            <text:p>1.05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0.668029686204035">
            <text:p>0.6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50681799044289">
            <text:p>3.5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17973357874269">
            <text:p>1.1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79366674466779">
            <text:p>1.7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13843443262343">
            <text:p>1.1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09114125402588">
            <text:p>3.0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26025802476136">
            <text:p>2.2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19388254254192">
            <text:p>2.1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33904239231746">
            <text:p>2.3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3772630613246">
            <text:p>2.3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65982734558871">
            <text:p>4.6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0.343665004870167">
            <text:p>0.3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0.841371212057455">
            <text:p>0.84</text:p>
          </table:table-cell>
        </table:table-row>
        <table:table-row table:style-name="ro3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3"/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66271017395233">
            <text:p>1.6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40975403876379">
            <text:p>2.4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03371442359451">
            <text:p>2.0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02974681547268">
            <text:p>1.0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12292627317312">
            <text:p>2.12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48512074166824">
            <text:p>2.4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67138999063197">
            <text:p>1.6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35922335933607">
            <text:p>1.3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01489480215954">
            <text:p>1.0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4.0756079313153">
            <text:p>14.0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.8073592048381">
            <text:p>11.8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88478664133254">
            <text:p>5.8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.4129054949976">
            <text:p>17.4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.7050870043487">
            <text:p>11.7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09318259277817">
            <text:p>6.0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0.2025995098833">
            <text:p>30.2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3.4112178392466">
            <text:p>13.4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57909589016485">
            <text:p>5.5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.2651963655835">
            <text:p>10.2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.20575942573372">
            <text:p>7.2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90184737758178">
            <text:p>3.9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.0054049991398">
            <text:p>20.01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.3181868859447">
            <text:p>11.32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.85374964483671">
            <text:p>3.85</text:p>
          </table:table-cell>
        </table:table-row>
        <table:table-row table:style-name="ro3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4">
            <office:annotation draw:style-name="gr1" draw:text-style-name="P1" svg:width="4.859cm" svg:height="2.09cm" svg:x="16.144cm" svg:y="182.302cm" draw:caption-point-x="-0.35cm" draw:caption-point-y="0.274cm">
              <dc:creator>LK</dc:creator>
              <dc:date>2013-08-05T00:00:00</dc:date>
              <text:p text:style-name="P1"><text:span text:style-name="T1">jlaganie:</text:span></text:p>
              <text:p text:style-name="P1"><text:span text:style-name="T2">value was negative</text:span></text:p>
            </office:annotation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33184184662803">
            <text:p>4.3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.35029965260331">
            <text:p>5.35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7.9772047165305">
            <text:p>17.9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7.5345281075395">
            <text:p>17.5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3.2748422430559">
            <text:p>13.2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0.8024141289386">
            <text:p>60.8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5705063981174">
            <text:p>22.5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37885561144045">
            <text:p>8.3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80.139554684446">
            <text:p>80.1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6.5985242162747">
            <text:p>26.6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0.1389632816366">
            <text:p>20.1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7.5432873319729">
            <text:p>27.5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8.7660008376325">
            <text:p>18.7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.8253463389818">
            <text:p>10.8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.4737623027886">
            <text:p>30.4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94936741546888">
            <text:p>8.95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37988889098358">
            <text:p>6.3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5.3432292992273">
            <text:p>45.34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5.0782521494606">
            <text:p>25.0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3.4837475258994">
            <text:p>13.4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2.4754423635329">
            <text:p>42.4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5.9208222149699">
            <text:p>15.92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.6860095886363">
            <text:p>11.69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5.9774529124648">
            <text:p>35.9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6.0658914593572">
            <text:p>36.0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2.4002210151883">
            <text:p>12.4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2.7806833499281">
            <text:p>52.7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9.7276064740364">
            <text:p>19.7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5.4750577609308">
            <text:p>25.4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6.6996500956883">
            <text:p>26.7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.4552066623242">
            <text:p>20.4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7.3287149944872">
            <text:p>17.33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5.9659947418469">
            <text:p>25.97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.39523455829122">
            <text:p>8.40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78257872274878">
            <text:p>2.7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58.18078288451">
            <text:p>58.18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6.96150362020088">
            <text:p>6.96</text:p>
          </table:table-cell>
        </table:table-row>
        <table:table-row table:style-name="ro2">
          <table:table-cell office:value-type="string">
            <text:p>T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62556410202197">
            <text:p>4.6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07041538796888">
            <text:p>1.0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30125195464966">
            <text:p>1.3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35839199424815">
            <text:p>1.3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48291326264053">
            <text:p>1.4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0.994032250608842">
            <text:p>0.9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86246989453131">
            <text:p>2.8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95047108087891">
            <text:p>1.9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98830003609673">
            <text:p>1.9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27935564866689">
            <text:p>1.2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53961872832857">
            <text:p>2.5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14988795465827">
            <text:p>2.1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.94110658773275">
            <text:p>1.9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62093850069041">
            <text:p>1.6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47149766332648">
            <text:p>1.4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3.15586821951401">
            <text:p>3.1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.82075854082108">
            <text:p>1.8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82265256279118">
            <text:p>2.8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58406045826367">
            <text:p>4.5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96051342389511">
            <text:p>3.9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02330222644603">
            <text:p>4.0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01462930467835">
            <text:p>4.0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30710969800599">
            <text:p>2.3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40274612509506">
            <text:p>2.4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S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97433925585238">
            <text:p>4.9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.43887326665898">
            <text:p>2.4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85377564408378">
            <text:p>2.8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B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11333739844556">
            <text:p>2.1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.0676319689053">
            <text:p>23.0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29026131816834">
            <text:p>5.2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.9041322373357">
            <text:p>5.9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.3693007555372">
            <text:p>23.3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35288185469524">
            <text:p>6.3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.65885968962872">
            <text:p>4.6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2.8005365217591">
            <text:p>12.8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85912190306916">
            <text:p>7.8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4.29381569977019">
            <text:p>4.2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6.8258603178795">
            <text:p>16.8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.69167759954691">
            <text:p>6.6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.69736682561701">
            <text:p>3.7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0.4482938961385">
            <text:p>10.4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12931038678323">
            <text:p>2.1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.69165521755767">
            <text:p>2.69</text:p>
          </table:table-cell>
        </table:table-row>
        <table:table-row table:style-name="ro3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9.32137857506555">
            <text:p>9.3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6.60912847195677">
            <text:p>6.6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.54924393090467">
            <text:p>2.5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.1208000366574">
            <text:p>23.1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6.7893579704192">
            <text:p>16.7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.4686591872448">
            <text:p>11.4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5.3058404524053">
            <text:p>35.3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1.0524219281294">
            <text:p>21.0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4.9830827301746">
            <text:p>14.9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1.3857234767821">
            <text:p>21.3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7.3374681862323">
            <text:p>17.3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2.1742961859083">
            <text:p>22.1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4.867867597916">
            <text:p>24.8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.5769228955152">
            <text:p>11.5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2.6540608168528">
            <text:p>12.6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7.5254962735718">
            <text:p>27.5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65636027272725">
            <text:p>7.6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.00689568614922">
            <text:p>6.0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9.4973996892452">
            <text:p>19.50</text:p>
          </table:table-cell>
        </table:table-row>
        <table:table-row table:style-name="ro3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3.9737432175815">
            <text:p>13.9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7.48990330593459">
            <text:p>7.4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7.7636824944117">
            <text:p>37.7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5.6591212509585">
            <text:p>15.6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3.8373906715808">
            <text:p>13.8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30.593348511135">
            <text:p>30.5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4470858843816">
            <text:p>22.45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8.3033811163889">
            <text:p>18.30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3.7689531510797">
            <text:p>23.7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5.6391294817626">
            <text:p>25.64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R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21.6634413478802">
            <text:p>21.66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2.1254251529124">
            <text:p>22.1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.265502459694">
            <text:p>25.27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6.0084692444685">
            <text:p>16.0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.6337579655032">
            <text:p>22.63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2.1925227262887">
            <text:p>12.19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.70728059600617">
            <text:p>7.71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1.9821134081068">
            <text:p>11.98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14.6158261266367">
            <text:p>14.62</text:p>
          </table:table-cell>
        </table:table-row>
        <table:table-row table:style-name="ro2">
          <table:table-cell office:value-type="string">
            <text:p>T5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H</text:p>
          </table:table-cell>
          <table:table-cell table:style-name="ce1" office:value-type="string">
            <text:p>GC</text:p>
          </table:table-cell>
          <table:table-cell table:style-name="ce1" office:value-type="float" office:value="3">
            <text:p>3</text:p>
          </table:table-cell>
          <table:table-cell table:style-name="ce2" office:value-type="float" office:value="9.50884530390774">
            <text:p>9.51</text:p>
          </table:table-cell>
        </table:table-row>
        <table:table-row table:style-name="ro1" table:number-rows-repeated="104808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  <number:text> $ </number:text>
    </number:number-style>
    <number:number-style style:name="N108">
      <number:text>(</number:text>
      <number:number number: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$ </number:text>
    </number:number-style>
    <number:number-style style:name="N110">
      <number:text>(</number:text>
      <number:number number:decimal-places="2" number:min-integer-digits="1" number:grouping="true"/>
      <number:text> $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$ </number:text>
    </number:number-style>
    <number:number-style style:name="N11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currency-style style:name="N116P0" style:volatile="true">
      <number:text> </number:text>
      <number:number number:decimal-places="0" number:min-integer-digits="1" number:grouping="true"/>
      <number:text>     </number:text>
    </number:currency-style>
    <number:currency-style style:name="N116P1" style:volatile="true">
      <number:text> (</number:text>
      <number:number number:decimal-places="0" number:min-integer-digits="1" number:grouping="true"/>
      <number:text>)    </number:text>
    </number:currency-style>
    <number:currency-style style:name="N116P2" style:volatile="true">
      <number:text> -    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 $ </number:text>
    </number:number-style>
    <number:number-style style:name="N117P1" style:volatile="true">
      <number:text> (</number:text>
      <number:number number:decimal-places="0" number:min-integer-digits="1" number:grouping="true"/>
      <number:text>) $ </number:text>
    </number:number-style>
    <number:number-style style:name="N117P2" style:volatile="true">
      <number:text> -  $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number number:decimal-places="2" number:min-integer-digits="1" number:grouping="true"/>
      <number:text>     </number:text>
    </number:currency-style>
    <number:currency-style style:name="N118P1" style:volatile="true">
      <number:text> (</number:text>
      <number:number number:decimal-places="2" number:min-integer-digits="1" number:grouping="true"/>
      <number:text>)    </number:text>
    </number:currency-style>
    <number:currency-style style:name="N118P2" style:volatile="true">
      <number:text> -</number:text>
      <number:number number:decimal-places="0" number:min-integer-digits="0"/>
      <number:text>    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$ </number:text>
    </number:number-style>
    <number:number-style style:name="N119P1" style:volatile="true">
      <number:text> (</number:text>
      <number:number number:decimal-places="2" number:min-integer-digits="1" number:grouping="true"/>
      <number:text>) $ </number:text>
    </number:number-style>
    <number:number-style style:name="N119P2" style:volatile="true">
      <number:text> -</number:text>
      <number:number number:decimal-places="0" number:min-integer-digits="0"/>
      <number:text>  $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P0" style:volatile="true">
      <number:text>Vrai</number:text>
    </number:number-style>
    <number:number-style style:name="N131P1" style:volatile="true">
      <number:text>Vrai</number:text>
    </number:number-style>
    <number:number-style style:name="N131">
      <number:text>Faux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Actif</number:text>
    </number:number-style>
    <number:number-style style:name="N132P1" style:volatile="true">
      <number:text>Actif</number:text>
    </number:number-style>
    <number:number-style style:name="N132">
      <number:text>Inactif</number:text>
      <style:map style:condition="value()&gt;0" style:apply-style-name="N132P0"/>
      <style:map style:condition="value()&lt;0" style:apply-style-name="N132P1"/>
    </number:number-style>
    <number:date-style style:name="N5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CA">
      <number:day number:style="long"/>
      <number:text>-</number:text>
      <number:month number:textual="true"/>
    </number:date-style>
    <number:date-style style:name="N5110" number:language="en" number:country="CA">
      <number:month number:textual="true"/>
      <number:text>-</number:text>
      <number:year/>
    </number:date-style>
    <number:time-style style:name="N5111" number:language="en" number:country="CA">
      <number:hours/>
      <number:text>:</number:text>
      <number:minutes number:style="long"/>
      <number:text> </number:text>
      <number:am-pm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Kohl</meta:initial-creator>
    <meta:creation-date>2013-08-05T14:56:37</meta:creation-date>
    <dc:date>2013-08-05T15:07:01</dc:date>
    <dc:creator>Lukas Kohl</dc:creator>
    <meta:editing-duration>PT4M36S</meta:editing-duration>
    <meta:editing-cycles>5</meta:editing-cycles>
    <meta:generator>LibreOffice/3.6$Linux_X86_64 LibreOffice_project/360m1$Build-2</meta:generator>
    <meta:document-statistic meta:table-count="1" meta:cell-count="2893" meta:object-count="0"/>
  </office:meta>
</office:document-meta>
</file>